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 manifest:full-path="Pictures/TablePreview1.svm"/>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fo:min-height="27.464cm"/>
    </style:style>
    <style:style style:name="gr2" style:family="graphic" style:parent-style-name="standard">
      <style:graphic-properties fo:border="none"/>
    </style:style>
    <style:style style:name="gr3" style:family="graphic" style:parent-style-name="standard">
      <style:graphic-properties draw:stroke="none" draw:fill="none" fo:min-height="8.09cm"/>
    </style:style>
    <style:style style:name="gr4" style:family="graphic" style:parent-style-name="standard">
      <style:graphic-properties draw:textarea-vertical-align="middle"/>
    </style:style>
    <style:style style:name="gr5" style:family="graphic" style:parent-style-name="standard">
      <style:graphic-properties draw:stroke="none" draw:fill="none" fo:min-height="23.426cm"/>
    </style:style>
    <style:style style:name="co1" style:family="table-column">
      <style:table-column-properties style:column-width="18.499cm" style:use-optimal-column-width="false"/>
    </style:style>
    <style:style style:name="ro1" style:family="table-row">
      <style:table-row-properties style:row-height="0.934cm"/>
    </style:style>
    <style:style style:name="ro2" style:family="table-row">
      <style:table-row-properties style:row-height="0cm"/>
    </style:style>
    <style:style style:name="ce1" style:family="table-cell">
      <style:graphic-properties draw:fill="solid" draw:fill-color="#ffffff" style:repeat="repeat"/>
      <style:paragraph-properties fo:margin-top="0.12cm" fo:margin-bottom="0.12cm" fo:text-align="center" style:text-autospace="none">
        <style:tab-stops>
          <style:tab-stop style:position="0.426cm"/>
          <style:tab-stop style:position="7.088cm"/>
        </style:tab-stops>
      </style:paragraph-properties>
      <style:text-properties fo:font-family="Tahoma" style:font-family-generic="swiss" style:font-pitch="variable" fo:font-size="9pt" fo:font-weight="bold" style:font-family-asian="Tahoma" style:font-family-generic-asian="swiss" style:font-pitch-asian="variable" style:font-size-asian="9pt" style:font-weight-asian="bold" style:font-family-complex="Tahoma" style:font-family-generic-complex="swiss" style:font-pitch-complex="variable" style:font-size-complex="5.09999990463257pt" style:font-weight-complex="bold"/>
    </style:style>
    <style:style style:name="ce2" style:family="table-cell">
      <style:graphic-properties draw:fill="solid" draw:fill-color="#ffffff" style:repeat="repeat"/>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2" style:family="paragraph">
      <style:paragraph-properties fo:margin-top="0.42cm" fo:margin-bottom="0.35cm" fo:text-align="start"/>
      <style:text-properties fo:font-size="10pt"/>
    </style:style>
    <style:style style:name="P3" style:family="paragraph">
      <style:paragraph-properties fo:margin-top="0.42cm" fo:margin-bottom="0.35cm" fo:text-align="center"/>
      <style:text-properties fo:font-size="10pt"/>
    </style:style>
    <style:style style:name="P4" style:family="paragraph">
      <style:paragraph-properties fo:text-align="start"/>
      <style:text-properties style:text-line-through-style="none" fo:font-family="Arial" style:font-family-generic="swiss" style:font-pitch="variable" fo:font-size="12pt" fo:font-style="normal" style:text-underline-style="none" fo:font-weight="normal"/>
    </style:style>
    <style:style style:name="P5" style:family="paragraph">
      <style:paragraph-properties fo:margin-top="0.12cm" fo:margin-bottom="0.12cm" fo:text-align="center" style:text-autospace="none">
        <style:tab-stops>
          <style:tab-stop style:position="0.426cm"/>
          <style:tab-stop style:position="7.088cm"/>
        </style:tab-stops>
      </style:paragraph-properties>
      <style:text-properties fo:font-family="Tahoma" style:font-family-generic="swiss" style:font-pitch="variable" fo:font-size="9pt" fo:font-weight="bold" style:font-family-asian="Tahoma" style:font-family-generic-asian="swiss" style:font-pitch-asian="variable" style:font-size-asian="9pt" style:font-weight-asian="bold" style:font-family-complex="Tahoma" style:font-family-generic-complex="swiss" style:font-pitch-complex="variable" style:font-size-complex="5.09999990463257pt" style:font-weight-complex="bold"/>
    </style:style>
    <style:style style:name="P6" style:family="paragraph">
      <style:paragraph-properties fo:margin-left="0.72cm" fo:margin-right="0cm" fo:text-align="justify" fo:text-indent="-0.36cm" style:text-autospace="none">
        <style:tab-stops>
          <style:tab-stop style:position="0.284cm"/>
        </style:tab-stops>
      </style:paragraph-properties>
      <style:text-properties fo:font-family="Tahoma" style:font-family-generic="swiss" style:font-pitch="variable" fo:font-size="9pt" style:font-family-asian="Tahoma" style:font-family-generic-asian="swiss" style:font-pitch-asian="variable" style:font-size-asian="9pt" style:font-family-complex="Tahoma" style:font-family-generic-complex="swiss" style:font-pitch-complex="variable" style:font-size-complex="5.09999990463257pt"/>
    </style:style>
    <style:style style:name="P7" style:family="paragraph">
      <style:paragraph-properties fo:margin-left="0.72cm" fo:margin-right="0cm" fo:text-align="justify" fo:text-indent="0cm" style:text-autospace="none">
        <style:tab-stops>
          <style:tab-stop style:position="0.284cm"/>
        </style:tab-stops>
      </style:paragraph-properties>
      <style:text-properties fo:font-family="Tahoma" style:font-family-generic="swiss" style:font-pitch="variable" fo:font-size="9pt" style:font-family-asian="Tahoma" style:font-family-generic-asian="swiss" style:font-pitch-asian="variable" style:font-size-asian="9pt" style:font-family-complex="Tahoma" style:font-family-generic-complex="swiss" style:font-pitch-complex="variable" style:font-size-complex="5.09999990463257pt"/>
    </style:style>
    <style:style style:name="P8" style:family="paragraph">
      <style:paragraph-properties fo:text-align="center" style:text-autospace="none">
        <style:tab-stops>
          <style:tab-stop style:position="0.284cm"/>
          <style:tab-stop style:position="7.088cm"/>
        </style:tab-stops>
      </style:paragraph-properties>
      <style:text-properties fo:font-family="Tahoma" style:font-family-generic="swiss" style:font-pitch="variable" fo:font-size="9pt" fo:font-weight="bold" style:font-family-asian="Tahoma" style:font-family-generic-asian="swiss" style:font-pitch-asian="variable" style:font-size-asian="9pt" style:font-weight-asian="bold" style:font-family-complex="Tahoma" style:font-family-generic-complex="swiss" style:font-pitch-complex="variable" style:font-size-complex="5.09999990463257pt" style:font-weight-complex="bold"/>
    </style:style>
    <style:style style:name="P9" style:family="paragraph">
      <style:paragraph-properties fo:text-align="justify" style:text-autospace="none">
        <style:tab-stops>
          <style:tab-stop style:position="0.284cm"/>
          <style:tab-stop style:position="7.088cm"/>
        </style:tab-stops>
      </style:paragraph-properties>
      <style:text-properties fo:font-family="Tahoma" style:font-family-generic="swiss" style:font-pitch="variable" fo:font-size="9pt" style:font-family-asian="Tahoma" style:font-family-generic-asian="swiss" style:font-pitch-asian="variable" style:font-size-asian="9pt" style:font-family-complex="Tahoma" style:font-family-generic-complex="swiss" style:font-pitch-complex="variable" style:font-size-complex="5.09999990463257pt"/>
    </style:style>
    <style:style style:name="P10" style:family="paragraph">
      <style:paragraph-properties fo:margin-left="0.567cm" fo:margin-right="0cm" fo:margin-top="0cm" fo:margin-bottom="0cm" fo:line-height="100%" fo:text-align="justify" fo:text-indent="-0.283cm" style:text-autospace="none" style:punctuation-wrap="simple" style:line-break="strict" style:writing-mode="lr-tb">
        <style:tab-stops>
          <style:tab-stop style:position="0.567cm"/>
          <style:tab-stop style:position="7.088cm"/>
        </style:tab-stops>
      </style:paragraph-properties>
    </style:style>
    <style:style style:name="P11" style:family="paragraph">
      <style:paragraph-properties style:text-autospace="none"/>
      <style:text-properties fo:font-family="Tahoma" style:font-family-generic="swiss" style:font-pitch="variable" style:font-family-asian="Tahoma" style:font-family-generic-asian="swiss" style:font-pitch-asian="variable" style:font-family-complex="Tahoma" style:font-family-generic-complex="swiss" style:font-pitch-complex="variable"/>
    </style:style>
    <style:style style:name="P12" style:family="paragraph">
      <style:paragraph-properties fo:margin-left="0cm" fo:margin-right="0cm" fo:margin-top="0cm" fo:margin-bottom="0.12cm" fo:line-height="100%" fo:text-align="center" fo:text-indent="0cm" style:text-autospace="none" style:punctuation-wrap="simple" style:line-break="strict" style:writing-mode="lr-tb">
        <style:tab-stops>
          <style:tab-stop style:position="0.426cm"/>
          <style:tab-stop style:position="7.088cm"/>
        </style:tab-stops>
      </style:paragraph-properties>
      <style:text-properties fo:font-family="Tahoma" style:font-family-generic="swiss" style:font-pitch="variable" fo:font-size="9pt" fo:font-weight="bold" style:font-family-asian="Tahoma" style:font-family-generic-asian="swiss" style:font-pitch-asian="variable" style:font-size-asian="9pt" style:font-weight-asian="bold" style:font-family-complex="Tahoma" style:font-family-generic-complex="swiss" style:font-pitch-complex="variable" style:font-size-complex="5.09999990463257pt" style:font-weight-complex="bold"/>
    </style:style>
    <style:style style:name="P13" style:family="paragraph">
      <style:paragraph-properties fo:margin-left="0cm" fo:margin-right="0cm" fo:margin-top="0cm" fo:margin-bottom="0cm" fo:line-height="100%" fo:text-align="justify" fo:text-indent="0cm" style:text-autospace="none" style:punctuation-wrap="simple" style:line-break="strict" style:writing-mode="lr-tb">
        <style:tab-stops>
          <style:tab-stop style:position="0.426cm"/>
          <style:tab-stop style:position="7.088cm"/>
          <style:tab-stop style:position="7.797cm"/>
        </style:tab-stops>
      </style:paragraph-properties>
      <style:text-properties fo:font-family="Tahoma" style:font-family-generic="swiss" style:font-pitch="variable" fo:font-size="9pt" style:font-family-asian="Tahoma" style:font-family-generic-asian="swiss" style:font-pitch-asian="variable" style:font-size-asian="9pt" style:font-family-complex="Tahoma" style:font-family-generic-complex="swiss" style:font-pitch-complex="variable" style:font-size-complex="5.09999990463257pt"/>
    </style:style>
    <style:style style:name="P14" style:family="paragraph">
      <style:paragraph-properties fo:text-align="justify" style:text-autospace="none">
        <style:tab-stops>
          <style:tab-stop style:position="0.426cm"/>
          <style:tab-stop style:position="7.088cm"/>
          <style:tab-stop style:position="7.797cm"/>
        </style:tab-stops>
      </style:paragraph-properties>
      <style:text-properties fo:font-family="Tahoma" style:font-family-generic="swiss" style:font-pitch="variable" fo:font-size="9pt" style:font-family-asian="Tahoma" style:font-family-generic-asian="swiss" style:font-pitch-asian="variable" style:font-size-asian="9pt" style:font-family-complex="Tahoma" style:font-family-generic-complex="swiss" style:font-pitch-complex="variable" style:font-size-complex="5.09999990463257pt"/>
    </style:style>
    <style:style style:name="P15"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18pt" style:language-asian="zh" style:country-asian="CN" style:font-style-asian="normal" style:font-weight-asian="normal" style:font-family-complex="'Lucida Sans'" style:font-family-generic-complex="system" style:font-pitch-complex="variable" style:font-size-complex="18pt" style:language-complex="hi" style:country-complex="IN" style:font-style-complex="normal" style:font-weight-complex="normal" style:text-scale="100%" style:font-relief="none"/>
    </style:style>
    <style:style style:name="T2" style:family="text">
      <style:text-properties style:use-window-font-color="true" style:text-outline="false" style:text-line-through-style="none" style:text-position="0% 100%" fo:font-family="Tahoma" style:font-family-generic="swiss" style:font-pitch="variable" fo:font-size="9pt" fo:letter-spacing="normal" fo:language="it" fo:country="IT" fo:font-style="normal" fo:text-shadow="none" style:text-underline-style="none" fo:font-weight="normal" style:text-underline-mode="continuous" style:text-overline-mode="continuous" style:text-line-through-mode="continuous" style:letter-kerning="false" style:font-family-asian="'Times New Roman', 'Times New Roman'" style:font-pitch-asian="variable" style:font-size-asian="9pt" style:language-asian="zh" style:country-asian="CN" style:font-style-asian="normal" style:font-weight-asian="normal" style:font-family-complex="Tahoma" style:font-family-generic-complex="swiss" style:font-pitch-complex="variable" style:font-size-complex="5.09999990463257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family="Tahoma" style:font-family-generic="swiss" style:font-pitch="variable" fo:font-size="9pt" style:font-family-asian="Tahoma" style:font-family-generic-asian="swiss" style:font-pitch-asian="variable" style:font-size-asian="9pt" style:font-family-complex="Tahoma" style:font-family-generic-complex="swiss" style:font-pitch-complex="variable" style:font-size-complex="5.09999990463257pt"/>
    </style:style>
    <style:style style:name="T4" style:family="text">
      <style:text-properties fo:font-family="Tahoma" style:font-family-generic="swiss" style:font-pitch="variable" fo:font-size="9pt" style:text-underline-style="solid" style:text-underline-width="auto" style:text-underline-color="font-color" fo:font-weight="bold" style:font-family-asian="Tahoma" style:font-family-generic-asian="swiss" style:font-pitch-asian="variable" style:font-size-asian="9pt" style:font-weight-asian="bold" style:font-family-complex="Tahoma" style:font-family-generic-complex="swiss" style:font-pitch-complex="variable" style:font-size-complex="5.09999990463257pt" style:font-weight-complex="bold"/>
    </style:style>
    <style:style style:name="T5" style:family="text">
      <style:text-properties fo:font-family="Tahoma" style:font-family-generic="swiss" style:font-pitch="variable" fo:font-size="9pt" fo:font-weight="bold" style:font-family-asian="Tahoma" style:font-family-generic-asian="swiss" style:font-pitch-asian="variable" style:font-size-asian="9pt" style:font-weight-asian="bold" style:font-family-complex="Tahoma" style:font-family-generic-complex="swiss" style:font-pitch-complex="variable" style:font-size-complex="5.0999999046325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office:forms form:automatic-focus="false" form:apply-design-mode="false">
          <form:form form:name="Formulario" form:apply-filter="true" form:command-type="table" form:control-implementation="ooo:com.sun.star.form.component.Form" office:target-frame="" xlink:href="" xlink:type="simple">
            <form:text form:name="matricola"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gnome"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nome"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dataNascita"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luogoNascita"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rovinciaNascita"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diceFiscal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draw:frame draw:style-name="gr1" draw:text-style-name="P2" draw:layer="layout" svg:width="19.4cm" svg:height="27.714cm" svg:x="1cm" svg:y="1cm">
          <draw:text-box>
            <text:p text:style-name="P2"><text:s/></text:p>
            <text:p text:style-name="P2">imposta di bollo assolta in modo  virtuale</text:p>
            <text:p text:style-name="P2">ai sensi dell’art. 15 del d.p.r. 642/72</text:p>
            <text:p text:style-name="P2">       </text:p>
            <text:p text:style-name="P2">FACOLTà DI INGEGNERIA                                                        MATRICOLA  N. ______________</text:p>
            <text:p text:style-name="P2">Corso di Laurea in Ingegneria</text:p>
            <text:p text:style-name="P3"><text:s/></text:p>
            <text:p text:style-name="P3">Al Magnifico Rettore dell'Università Politecnica delle Marche</text:p>
            <text:p text:style-name="P3">Ripartizione Corsi di Studio Facoltà di Ingegneria</text:p>
            <text:p text:style-name="P3">Via Brecce Bianche - 60131 Ancona</text:p>
            <text:p text:style-name="P2"><text:s/></text:p>
            <text:p text:style-name="P2"><text:s/></text:p>
            <text:p text:style-name="P2"><text:s/></text:p>
            <text:p text:style-name="P2">Il/la sottoscritto/a __________________________________________________________________Sesso    M     F</text:p>
            <text:p text:style-name="P2">                                   Cognome                                              Nome</text:p>
            <text:p text:style-name="P2"><text:s/></text:p>
            <text:p text:style-name="P2"><text:s/></text:p>
            <text:p text:style-name="P2"><text:s/></text:p>
            <text:p text:style-name="P2">Nato/a il ______________ a ________________________________Prov./paese estero _______________________</text:p>
            <text:p text:style-name="P2"><text:s/></text:p>
            <text:p text:style-name="P2"><text:s/></text:p>
            <text:p text:style-name="P2"><text:s/></text:p>
            <text:p text:style-name="P2">Codice fiscale ___________________________________________________________</text:p>
            <text:p text:style-name="P3"><text:s/></text:p>
            <text:p text:style-name="P3"><text:s/></text:p>
            <text:p text:style-name="P3">CHIEDE</text:p>
            <text:p text:style-name="P2">di essere immatricolato/a per l'A.A. 2014/2015  al 1° anno del corso di Laurea in</text:p>
            <text:p text:style-name="P3"><text:s/>Ingegneria</text:p>
            <text:p text:style-name="P3"/>
            <text:p text:style-name="P2"><text:s/></text:p>
            <text:p text:style-name="P2"/>
          </draw:text-box>
        </draw:frame>
        <draw:control draw:style-name="gr2" draw:text-style-name="P4" draw:layer="layout" svg:width="2.9cm" svg:height="0.8cm" svg:x="13.8cm" svg:y="4cm" draw:control="control1"/>
        <draw:control draw:style-name="gr2" draw:text-style-name="P4" draw:layer="layout" svg:width="5.2cm" svg:height="0.8cm" svg:x="4.1cm" svg:y="11.1cm" draw:control="control2"/>
        <draw:control draw:style-name="gr2" draw:text-style-name="P4" draw:layer="layout" svg:width="5.2cm" svg:height="0.8cm" svg:x="9.8cm" svg:y="11.1cm" draw:control="control3"/>
        <draw:control draw:style-name="gr2" draw:text-style-name="P4" draw:layer="layout" svg:width="2.4cm" svg:height="0.8cm" svg:x="2.9cm" svg:y="15.2cm" draw:control="control4"/>
        <draw:control draw:style-name="gr2" draw:text-style-name="P4" draw:layer="layout" svg:width="6cm" svg:height="0.8cm" svg:x="6cm" svg:y="15.2cm" draw:control="control5"/>
        <draw:control draw:style-name="gr2" draw:text-style-name="P4" draw:layer="layout" svg:width="4.1cm" svg:height="0.8cm" svg:x="15.2cm" svg:y="15.1cm" draw:control="control6"/>
        <draw:control draw:style-name="gr2" draw:text-style-name="P4" draw:layer="layout" svg:width="11.3cm" svg:height="0.8cm" svg:x="3.8cm" svg:y="18.4cm" draw:control="control7"/>
      </draw:page>
      <draw:page draw:name="page2" draw:style-name="dp1" draw:master-page-name="Predefinito">
        <office:forms form:automatic-focus="false" form:apply-design-mode="false">
          <form:form form:name="Formulario" form:apply-filter="true" form:command-type="table" form:control-implementation="ooo:com.sun.star.form.component.Form" office:target-frame="" xlink:href="" xlink:type="simple">
            <form:textarea form:name="tipologiaScuolaSuperiore"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vot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anno1"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anno2"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draw:frame draw:style-name="gr3" draw:text-style-name="P3" draw:layer="layout" svg:width="18.887cm" svg:height="8.34cm" svg:x="1.113cm" svg:y="1.7cm">
          <draw:text-box>
            <text:p text:style-name="P3">e ALLEGA:</text:p>
            <text:p text:style-name="P2">1) Ricevuta del versamento della prima rata delle tasse e contributi;</text:p>
            <text:p text:style-name="P2">2) Due fotografie recenti ed uguali formato 4x4,5 firmate sul retro;</text:p>
            <text:p text:style-name="P2">3) Copia del codice fiscale;</text:p>
            <text:p text:style-name="P2">4) Copia del documento d’identità in corso di validità;</text:p>
            <text:p text:style-name="P2">5) Copia del permesso di soggiorno o ricevuta della richiesta del permesso di soggiorno per gli studenti extracomunitari residenti in Italia;</text:p>
            <text:p text:style-name="P2">6) Originale del titolo di studio, traduzione e dichiarazione di valore, ed eventuale certificato attestante il superamento della prova di idoneità accademica per i possessori di titolo di studio conseguito all’estero;</text:p>
            <text:p text:style-name="P2">7) Dichiarazione sostitutiva di certificazione di aver effettuato passaggio, trasferimento o rinuncia per i candidati ammessi che siano iscritti ad altri corsi di studio;</text:p>
            <text:p text:style-name="P2">8) Dichiarazione sostitutiva di atto di notorietà per studenti portatori di disabilità.</text:p>
          </draw:text-box>
        </draw:frame>
        <draw:frame draw:style-name="standard" draw:layer="layout" svg:width="18.498cm" svg:height="11.917cm" svg:x="1.296cm" svg:y="10.358cm">
          <table:table table:template-name="default" table:use-first-row-styles="true" table:use-banding-rows-styles="true">
            <table:table-column table:style-name="co1"/>
            <table:table-row table:style-name="ro1">
              <table:table-cell table:style-name="ce1">
                <text:p text:style-name="P5"/>
                <text:p text:style-name="P5"/>
                <text:p text:style-name="P5"/>
                <text:p text:style-name="P5">CHIEDE INOLTRE</text:p>
                <text:p text:style-name="P6">di essere ammesso a sostenere gli esami di profitto nelle sessioni del corrente anno accademico;</text:p>
                <text:p text:style-name="P6">di poter presentare un piano di studio;</text:p>
                <text:p text:style-name="P6">di frequentare l’eventuale tirocinio di formazione ed orientamento;</text:p>
                <text:p text:style-name="P7"/>
                <text:p text:style-name="P8">e PRENDE ATTO che:</text:p>
                <text:p text:style-name="P9"/>
                <text:p text:style-name="P10"><text:span text:style-name="T2">1)</text:span><text:span text:style-name="T2"><text:tab/></text:span><text:span text:style-name="T3">non può sostenere esami se non per gli insegnamenti di cui ha ottenuto la frequenza;</text:span></text:p>
                <text:p text:style-name="P10"><text:span text:style-name="T2">2)</text:span><text:span text:style-name="T2"><text:tab/></text:span><text:span text:style-name="T3">non può sostenere esami per il corrente anno accademico se la sua posizione amministrativa non è regolare (in particolare riguardo al versamento delle tasse e, per gli studenti extracomunitari, riguardo al permesso di soggiorno);</text:span></text:p>
                <text:p text:style-name="P10"><text:span text:style-name="T2">3)</text:span><text:span text:style-name="T2"><text:tab/></text:span><text:span text:style-name="T3">gli esami sostenuti, ma non validi, saranno pertanto annullati.</text:span></text:p>
                <text:p text:style-name="P11"/>
                <text:p text:style-name="P11"/>
                <text:p text:style-name="P11"><text:span text:style-name="T4">A tale fine, consapevole delle sanzioni penali, nel caso di dichiarazioni non veritiere, di formazione o uso di</text:span><text:span text:style-name="T5"> fatti falsi, richiamate dall’art.76 del d.P.R. del 28.10.2000, ai sensi degli articoli 46 e 47 del d.P.R. medesimo,</text:span></text:p>
                <text:p text:style-name="P12">DICHIARA</text:p>
                <text:p text:style-name="P13">1. <text:tab/>di essere in possesso del seguente diploma di scuola secondaria superiore di maturità (indicare la </text:p>
                <text:p text:style-name="P13"/>
                <text:p text:style-name="P13"/>
                <text:p text:style-name="P13">tipologia)____________________________________________________________________</text:p>
              </table:table-cell>
            </table:table-row>
            <table:table-row table:style-name="ro2">
              <table:table-cell table:style-name="ce2">
                <text:p text:style-name="P14"/>
                <text:p text:style-name="P14"><text:s text:c="6"/></text:p>
                <text:p text:style-name="P14">Conseguito con la votazione <text:s text:c="8"/>_________/100_ <text:s text:c="5"/>Anno scolastico ___________/___________</text:p>
              </table:table-cell>
            </table:table-row>
          </table:table>
          <draw:image xlink:href="Pictures/TablePreview1.svm" xlink:type="simple" xlink:show="embed" xlink:actuate="onLoad"/>
        </draw:frame>
        <draw:control draw:style-name="gr2" draw:text-style-name="P4" draw:layer="layout" svg:width="11.7cm" svg:height="0.8cm" svg:x="3cm" svg:y="19.8cm" draw:control="control8"/>
        <draw:control draw:style-name="gr2" draw:text-style-name="P4" draw:layer="layout" svg:width="1.4cm" svg:height="0.8cm" svg:x="6.5cm" svg:y="21.2cm" draw:control="control9"/>
        <draw:control draw:style-name="gr2" draw:text-style-name="P4" draw:layer="layout" svg:width="1.8cm" svg:height="0.8cm" svg:x="11.7cm" svg:y="21.2cm" draw:control="control10"/>
        <draw:control draw:style-name="gr2" draw:text-style-name="P4" draw:layer="layout" svg:width="1.8cm" svg:height="0.8cm" svg:x="13.8cm" svg:y="21.2cm" draw:control="control11"/>
        <draw:rect draw:style-name="gr4" draw:text-style-name="P15" draw:layer="layout" svg:width="3.363cm" svg:height="3.2cm" draw:transform="skewX (-0.0115191730631604) translate (14cm 2.2cm)">
          <text:p text:style-name="P15">Foto recente</text:p>
          <text:p text:style-name="P15">Formato 4 X 4,5</text:p>
        </draw:rect>
      </draw:page>
      <draw:page draw:name="page3" draw:style-name="dp1" draw:master-page-name="Predefinito">
        <draw:frame draw:style-name="gr5" draw:text-style-name="P2" draw:layer="layout" svg:width="19cm" svg:height="23.676cm" svg:x="1cm" svg:y="2.3cm">
          <draw:text-box>
            <text:p text:style-name="P2">2.   di NON essere iscritto/a e di NON prendere iscrizione, in contemporaneità con la presente, ad un altro corso di studio di questa o altra Università (art. 142 del Testo Unico);</text:p>
            <text:p text:style-name="P2"><text:s/>Informativa ai sensi dell’art. 13 del Decreto Legislativo 30 giugno 2003, n. 196 -“ Tutela delle persone e di altri soggetti rispetto al trattamento dei dati personali”, resa dall’Università Politecnica delle Marche, con sede in Ancona, Piazza Roma,22 quale titolare del trattamento dei dati.</text:p>
            <text:p text:style-name="P2">I dati personali raccolti al momento dell’immatricolazione, quelli connessi alla carriera universitaria e quelli comunque prodotti dall’Università Politecnica delle Marche saranno trattati in relazione alle esigenze istituzionali, anche con l’ausilio di mezzi elettronici o automatizzati; in tale ultimo caso il trattamento  può consistere in qualunque operazione o complesso di operazioni tra quelle indicate all’art. 4, comma 1, lettera a) del D. LGS. 196/2003;</text:p>
            <text:p text:style-name="P2">I dati personali potranno essere comunicati ad altri soggetti quando la comunicazione risulti in ogni caso necessaria per lo svolgimento delle funzioni istituzionali dell’Università richieste dall’interessato, quali organi ed enti preposti alla gestione di contributi per ricerca, borse di studio o prestazioni per il diritto allo studio (ERSU, Ministero dell’Università e Ricerca, Banca Tesoriera, Enti assicurativi, previdenziali o assistenziali e/o organismi analoghi).</text:p>
            <text:p text:style-name="P2"><text:s/></text:p>
            <text:p text:style-name="P2"><text:s/></text:p>
            <text:p text:style-name="P2">Ancona, _________________                                   FIRMA DEL DICHIARANTE(1) _______________________</text:p>
            <text:p text:style-name="P2">                                                                                                       </text:p>
            <text:p text:style-name="P2"><text:s/></text:p>
            <text:p text:style-name="P2"><text:s/></text:p>
            <text:p text:style-name="P3">VISTO:</text:p>
            <text:p text:style-name="P3">IL FUNZIONARIO INCARICATO</text:p>
            <text:p text:style-name="P3">____________________________________________</text:p>
            <text:p text:style-name="P2"><text:s/></text:p>
            <text:p text:style-name="P2"><text:s/></text:p>
            <text:p text:style-name="P2"><text:s/></text:p>
            <text:p text:style-name="P2"><text:s/></text:p>
            <text:p text:style-name="P2"><text:s/></text:p>
            <text:p text:style-name="P2">(1) <text:s text:c="2"/>AVVERTENZE</text:p>
            <text:p text:style-name="P2">La presente domanda dovrà essere consegnata dall’interessato direttamente allo sportello della Ripartizione Corsi di Studio presso la Facoltà di Ingegneria Via Brecce Bianche – 60131 Ancona; la domanda stessa dovrà essere corredata della documentazione prescritta ed in regola con le vigenti disposizioni.  Sarà ammessa anche la consegna da parte di persona incaricata, a condizione che in tal caso alla presente dichiarazione sia allegata fotocopia del documento di identità dell’interessato in corso di validità e delega a persona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iovanni Rossi</meta:initial-creator>
    <meta:creation-date>2015-01-05T12:59:36</meta:creation-date>
    <dc:date>2015-01-05T14:22:26</dc:date>
    <dc:creator>Giovanni Rossi</dc:creator>
    <meta:editing-duration>PT6M44S</meta:editing-duration>
    <meta:editing-cycles>3</meta:editing-cycles>
    <meta:generator>OpenOffice/4.1.1$Unix OpenOffice.org_project/411m6$Build-9775</meta:generator>
    <meta:document-statistic meta:object-count="16"/>
  </office:meta>
</office:document-meta>
</file>